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Hindi" svg:font-family="'Lohit Hindi'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paragraph-properties fo:break-before="page"/>
      <style:text-properties fo:font-size="32pt" style:font-size-asian="32pt" style:font-size-complex="32pt"/>
    </style:style>
    <style:style style:name="T1" style:family="text"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:</text:span></text:p>
      <text:p text:style-name="Standard"><text:span text:style-name="T1">KGTP 是Linux kernel GDB tracepoint </text:span><text:span text:style-name="T2">module的缩写</text:span></text:p>
      <text:p text:style-name="Standard"><text:span text:style-name="T2"/></text:p>
      <text:p text:style-name="Standard"><text:span text:style-name="T2">我管它叫</text:span><text:span text:style-name="T1">Linux</text:span><text:span text:style-name="T3">内核中的</text:span><text:span text:style-name="T1">GDB小</text:span><text:span text:style-name="T3">刀因为它的设计目标是像一把小刀一样灵活，轻量级，实时的进行调试和trace。</text:span></text:p>
      <text:p text:style-name="Standard"><text:span text:style-name="T3"/></text:p>
      <text:p text:style-name="Standard"><text:span text:style-name="T3">它可以用来处理线上服务器的问题因为它可以不停止就调试或者trace Linux内核以及用户程序。</text:span></text:p>
      <text:p text:style-name="Standard"><text:span text:style-name="T3"/></text:p>
      <text:p text:style-name="Standard"><text:span text:style-name="T3">同时它轻量级的特点它用来处理嵌入式Linux系统中的问题。</text:span></text:p>
      <text:p text:style-name="Standard"><text:span text:style-name="T3">而且它有一个离线调试的功能也对嵌入式系统调试有帮助。我后面会</text:span><text:soft-page-break/><text:span text:style-name="T3">对这个功能进行单独介绍。</text:span></text:p>
      <text:p text:style-name="Standard"><text:span text:style-name="T2"/></text:p>
      <text:p text:style-name="Standard"/>
      <text:p text:style-name="P2">3:</text:p>
      <text:p text:style-name="P1">1)</text:p>
      <text:p text:style-name="P1"/>
      <text:p text:style-name="P1">一些trace工具需要很多代码来分析从内核中得到的执行信息。</text:p>
      <text:p text:style-name="P1"/>
      <text:p text:style-name="P1">但是KGTP不需要这样的代码，因为GDB已经帮助它包揽了这部分的工作。</text:p>
      <text:p text:style-name="P1">GDB可以取得用户的命令，根据调试信息转换这些命令为具体的地址和寄存器号码，KGTP可以直接根据这些信息进行收集。之后GDB可以将这些信息转换为具体<text:soft-page-break/>的行数据或者变量值清晰的返回给用户。</text:p>
      <text:p text:style-name="P1">在整个过程中，KGTP可以集中在收集数据上。</text:p>
      <text:p text:style-name="P1"/>
      <text:p text:style-name="P1">而用户不需要去掌握一个全新的工具或者脚本语言，顶多需要掌握几个和断点命令接近的trace命令，深度用户还可以使用GDB支持的PYTHON脚本。</text:p>
      <text:p text:style-name="P1"/>
      <text:p text:style-name="P1">可能有人会担心对GDB版本依赖以及编译的问题，KGTP同时提供<text:soft-page-break/>了可以直接使用的GDB版本，有UBUNTU源，Fedora源等，还提供static编译的GDB，方便大家对KGTP的使用。</text:p>
      <text:p text:style-name="P1"/>
      <text:p text:style-name="P1"/>
      <text:p text:style-name="P2">4：</text:p>
      <text:p text:style-name="P1">1）</text:p>
      <text:p text:style-name="P1">我说大部分因为还有一些功能不是基于Kprobe和Uprobe的，我将在后面介绍他们。</text:p>
      <text:p text:style-name="P2">7：</text:p>
      <text:p text:style-name="P1">这也是为什么介绍KGTP是调试器和tracer。</text:p>
      <text:p text:style-name="P1"/>
      <text:p text:style-name="P1">现在我要做一些实时性的演示。</text:p>
      <text:p text:style-name="P1">有请我的演示助手--大雄兔。</text:p>
      <text:p text:style-name="P2">9：</text:p>
      <text:p text:style-name="P1"/>
      <text:p text:style-name="P2">10：</text:p>
      <text:p text:style-name="P1">1）</text:p>
      <text:p text:style-name="P1"/>
      <text:p text:style-name="P1">在从开始我做KGTP的时候，我就不希望KGTP成为那种使用前需要在你内核上打几个PATCH，打开一堆影响或者可能影响速度的内核选项。然后还要重新编译。</text:p>
      <text:p text:style-name="P1">2）</text:p>
      <text:p text:style-name="P1"/>
      <text:p text:style-name="P2">11：</text:p>
      <text:p text:style-name="P1">演示1-5</text:p>
      <text:p text:style-name="P1">演示6</text:p>
      <text:p text:style-name="P1"/>
      <text:p text:style-name="P2">14:</text:p>
      <text:p text:style-name="P1">1)</text:p>
      <text:p text:style-name="P1">2）在一个多CPU的环境中每个CPU都访问一个变量要考虑原子问题</text:p>
      <text:p text:style-name="P1">而per-cpu tsv就没有这个问题</text:p>
      <text:p text:style-name="P1">提高速度 而且actions更好写</text:p>
      <text:p text:style-name="P1">3）</text:p>
      <text:p text:style-name="P2">15</text:p>
      <text:p text:style-name="P1">这是一个比较复杂的演示</text:p>
      <text:p text:style-name="P1">演示8</text:p>
      <text:p text:style-name="P1"/>
      <text:p text:style-name="P1">现在在KGTP的traceframe中有很多的记录，但是如果一条一条分析他们并找出哪一条是针对哪个CPU的比较麻烦。</text:p>
      <text:p text:style-name="P1">如果处理这个问题？</text:p>
      <text:p text:style-name="P2">18：</text:p>
      <text:p text:style-name="P1">我在前面介绍过大部分功能都基于Kprobe和Uprobe。</text:p>
      <text:p text:style-name="P1">现在我要介绍两个不基于他们的功能。</text:p>
      <text:p text:style-name="P1">1）</text:p>
      <text:p text:style-name="P1">这不是很清晰？watch tracepoint就是KGTP提供的watchpoint。</text:p>
      <text:p text:style-name="P1">有两类watch tracepoint。</text:p>
      <text:p text:style-name="P1"/>
      <text:p text:style-name="P2">1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ohit Hindi" svg:font-family="'Lohit Hindi'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>
      <style:paragraph-properties fo:text-align="start" style:justify-single-word="false"/>
    </style:style>
    <style:style style:name="_3f__3f__3f__3f_" style:display-name="????" style:family="paragraph" style:parent-style-name="_3f__3f_">
      <style:paragraph-properties fo:margin="100%" fo:margin-left="0cm" fo:margin-right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" style:display-name="WW-????" style:family="paragraph">
      <style:paragraph-properties style:text-autospace="none"/>
      <style:text-properties style:letter-kerning="true"/>
    </style:style>
    <style:style style:name="WW-_3f__3f_1234" style:display-name="WW-??1234" style:family="paragraph">
      <style:paragraph-properties style:text-autospace="none"/>
      <style:text-properties style:letter-kerning="true"/>
    </style:style>
    <style:style style:name="_3f__3f__20_" style:display-name="?? 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cm" fo:margin-bottom="0.4cm"/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cm" fo:margin-bottom="0.3cm"/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cm" fo:margin-bottom="0.199cm"/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 fo:margin-top="0cm" fo:margin-bottom="0.101cm"/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WW-_3f__3f__3f__3f__3f__3f_123" style:display-name="WW-??????123" style:family="paragraph" style:parent-style-name="_3f__3f_"/>
    <style:style style:name="WW-_3f__3f__3f__3f__3f__3f_1234" style:display-name="WW-??????1234" style:family="paragraph" style:parent-style-name="_3f__3f_"/>
    <style:style style:name="WW-_3f__3f_12345" style:display-name="WW-??12345" style:family="paragraph" style:parent-style-name="_3f__3f_"/>
    <style:style style:name="WW-_3f__3f_123456" style:display-name="WW-??123456" style:family="paragraph" style:parent-style-name="_3f__3f_"/>
    <style:style style:name="WW-_3f__3f__3f__3f__3f__3f_12345" style:display-name="WW-??????12345" style:family="paragraph" style:parent-style-name="_3f__3f_">
      <style:paragraph-properties fo:text-align="start" style:justify-single-word="false"/>
    </style:style>
    <style:style style:name="WW-_3f__3f_1234567" style:display-name="WW-??1234567" style:family="paragraph" style:parent-style-name="_3f__3f_"/>
    <style:style style:name="WW-_3f__3f__3f_12" style:display-name="WW-???12" style:family="paragraph" style:parent-style-name="_3f__3f_"/>
    <style:style style:name="WW-_3f__3f_12345678" style:display-name="WW-??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" style:display-name="WW-???123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" style:display-name="WW-????1" style:family="paragraph">
      <style:paragraph-properties style:text-autospace="none"/>
      <style:text-properties style:letter-kerning="true"/>
    </style:style>
    <style:style style:name="WW-_3f__3f_123456789" style:display-name="WW-??123456789" style:family="paragraph">
      <style:paragraph-properties style:text-autospace="none"/>
      <style:text-properties style:letter-kerning="true"/>
    </style:style>
    <style:style style:name="WW-_3f__3f__20_11" style:display-name="WW-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" style:display-name="WW-?? 21" style:family="paragraph" style:parent-style-name="WW-_3f__3f__20_11">
      <style:paragraph-properties fo:margin-top="0cm" fo:margin-bottom="0.4cm"/>
      <style:text-properties fo:font-size="28pt" style:font-size-asian="28pt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2:06:35.413328763</meta:creation-date>
    <meta:generator>LibreOffice/3.5$Linux_X86_64 LibreOffice_project/350m1$Build-2</meta:generator>
    <dc:date>2013-10-04T15:32:53</dc:date>
    <meta:editing-duration>PT2H19M42S</meta:editing-duration>
    <meta:editing-cycles>80</meta:editing-cycles>
    <dc:creator>teawater </dc:creator>
    <meta:document-statistic meta:table-count="0" meta:image-count="0" meta:object-count="0" meta:page-count="14" meta:paragraph-count="48" meta:word-count="211" meta:character-count="1035" meta:non-whitespace-character-count="1201"/>
  </office:meta>
</office:document-meta>
</file>